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/>
            <mrow>
              <mi mathvariant="italic">R²xR</mi>
              <mo stretchy="false">−</mo>
              <mrow/>
            </mrow>
            <mrow>
              <mi>R</mi>
              <mo stretchy="false">&gt;</mo>
              <mrow/>
            </mrow>
          </mrow>
        </mtd>
      </mtr>
      <mtr>
        <mtd>
          <mrow>
            <mi>f</mi>
            <mi mathvariant="normal">:</mi>
            <mrow/>
          </mrow>
        </mtd>
      </mtr>
    </mtable>
    <annotation encoding="StarMath 5.0">f:left lbrace &lt;R²xR -&gt; R&gt;
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9T15:15:23.12</meta:creation-date>
    <meta:generator>LibreOffice/3.6$Windows_x86 LibreOffice_project/da8c1e6-fd468f4-454e206-f42a4a9-143cfd</meta:generator>
  </office:meta>
</office:document-meta>
</file>